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000000" draw:fill-gradient-name="Eigener_20_Farbverlauf_20_Mittelgrün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width="0.75cm" svg:stroke-color="#ffffff" draw:marker-start-width="1.325cm" draw:marker-end-width="1.325cm" draw:fill="none" draw:textarea-horizontal-align="justify" draw:textarea-vertical-align="middle" draw:auto-grow-height="false" fo:padding-top="0.5cm" fo:padding-bottom="0.5cm" fo:padding-left="0.625cm" fo:padding-right="0.625cm"/>
    </style:style>
    <style:style style:name="P1" style:family="paragraph">
      <style:paragraph-properties fo:text-align="center"/>
      <style:text-properties fo:color="#000000" style:font-name="Open Sans Condensed" fo:font-size="200pt" style:font-size-asian="200pt" style:font-size-complex="200pt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10cm" svg:x="0cm" svg:y="0cm">
          <text:p text:style-name="P2"/>
          <draw:enhanced-geometry svg:viewBox="0 0 21600 21600" draw:path-stretchpoint-x="10800" draw:path-stretchpoint-y="10800" draw:text-areas="?f3 ?f4 ?f5 ?f6" draw:type="round-rectangle" draw:modifiers="2192.180781921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5cm" svg:height="6.75cm" svg:x="1.812cm" svg:y="1.62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Eigener_20_Farbverlauf_20_Mittelblau" draw:display-name="Eigener Farbverlauf Mittelblau" draw:style="linear" draw:start-color="#83caff" draw:end-color="#0084d1" draw:start-intensity="100%" draw:end-intensity="100%" draw:angle="0" draw:border="0%"/>
    <draw:gradient draw:name="Eigener_20_Farbverlauf_20_Mittelgrün" draw:display-name="Eigener Farbverlauf Mittelgrün" draw:style="linear" draw:start-color="#aecf00" draw:end-color="#579d1c" draw:start-intensity="100%" draw:end-intensity="100%" draw:angle="0" draw:border="0%"/>
    <draw:gradient draw:name="Lightgray" draw:style="linear" draw:start-color="#ffffff" draw:end-color="#c0c0c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 Hackenberg</meta:initial-creator>
    <meta:creation-date>2014-01-20T15:23:40.511000000</meta:creation-date>
    <dc:date>2014-06-19T14:29:54.723000000</dc:date>
    <meta:editing-duration>PT1M19S</meta:editing-duration>
    <meta:editing-cycles>17</meta:editing-cycles>
    <meta:generator>LibreOffice/4.2.4.2$Windows_x86 LibreOffice_project/63150712c6d317d27ce2db16eb94c2f3d7b699f8</meta:generator>
    <meta:document-statistic meta:object-count="2"/>
  </office:meta>
</office:document-meta>
</file>